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Arial Rounded MT Bold" fo:font-size="11pt" style:font-size-asian="11pt" style:font-size-complex="11pt"/>
    </style:style>
    <style:style style:name="P2" style:family="paragraph" style:parent-style-name="Standard">
      <style:text-properties fo:color="#999999" style:font-name="Arial Rounded MT Bold" fo:font-size="11pt" style:font-size-asian="11pt" style:font-size-complex="11pt"/>
    </style:style>
    <style:style style:name="P3" style:family="paragraph" style:parent-style-name="Standard">
      <style:text-properties fo:color="#999999" style:font-name="Arial Rounded MT Bold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 – L'APPLICATION</text:p>
      <text:p text:style-name="P2"/>
      <text:p text:style-name="P1">- Pour tester l'application:</text:p>
      <text:p text:style-name="P1"/>
      <text:p text:style-name="P1"><text:tab/>- Lancer le projet sous Eclipse.</text:p>
      <text:p text:style-name="P1"><text:tab/>- Clic droit sur src/main/java/math/application.java -&gt; run as -&gt; java application</text:p>
      <text:p text:style-name="P1"/>
      <text:p text:style-name="P1"/>
      <text:p text:style-name="P1">ETAPE 1 : LE CHOIX DE L'OPERATION</text:p>
      <text:p text:style-name="P1"/>
      <text:p text:style-name="P1">Le programme vous demande de choisir une opération en saisissant le numero correspondant:</text:p>
      <text:p text:style-name="P1"><text:tab/>-1: Addition</text:p>
      <text:p text:style-name="P1"><text:tab/>-2: Soustraction</text:p>
      <text:p text:style-name="P1"><text:tab/>-3: Multiplication</text:p>
      <text:p text:style-name="P1"><text:tab/>-4: Division</text:p>
      <text:p text:style-name="P1"><text:tab/>-5: Carre</text:p>
      <text:p text:style-name="P1">Tapez le numéro correspondant à l'opération que vous souhaitez faire puis appuyer sur la touche Entrée.</text:p>
      <text:p text:style-name="P1"/>
      <text:p text:style-name="P1"/>
      <text:p text:style-name="P1">ETAPE 2 : L'OPERATION</text:p>
      <text:p text:style-name="P1"/>
      <text:p text:style-name="P1">- Cas 1 : L'addition.</text:p>
      <text:p text:style-name="P1"/>
      <text:p text:style-name="P1">Pour faire une addition, vous devez entrer « 1 » puis appuyer sur la touche Entrée. </text:p>
      <text:p text:style-name="P1">Le programme vous répond alors : « Vous avez choisi l'opération: Addition. » et vous demande ensuite de saisir le premier nombre. </text:p>
      <text:p text:style-name="P1">Saisissez le premier nombre puis appuyez sur Entrée.</text:p>
      <text:p text:style-name="P1">Le programme vous demande ensuite de saisir le nombre à ajouter.</text:p>
      <text:p text:style-name="P1">Saisissez le nombre à ajouter et appuyez sur Entrée.</text:p>
      <text:p text:style-name="P1">Le programme vous retourne alors le resultat de l'opération : « Le résultat de l'addition de 3 et 4 est : 7. »</text:p>
      <text:p text:style-name="P1">Enfin, le programme vous demande si vous souhaiez réaliser une nouvelle opération. Si vous tapez « o » puis entrée, vous retournez à l'étape 1. Si vous répondez « n  », <text:s/>le programme vous dit « A bientôt ! ».</text:p>
      <text:p text:style-name="P1"/>
      <text:p text:style-name="P1">- Cas 2 : La soustraction.</text:p>
      <text:p text:style-name="P1"/>
      <text:p text:style-name="P1">Pour faire une soustraction, vous devez entrer « 2 » puis appuyer sur la touche Entrée. </text:p>
      <text:p text:style-name="P1">Le programme vous répond alors : « Vous avez choisi l'opération: Soustraction. » et vous demande ensuite de saisir le premier nombre. </text:p>
      <text:p text:style-name="P1">Saisissez le premier nombre puis appuyez sur Entrée.</text:p>
      <text:p text:style-name="P1">Le programme vous demande ensuite de saisir le nombre à ajouter.</text:p>
      <text:p text:style-name="P1">Saisissez le nombre à ajouter et appuyez sur Entrée.</text:p>
      <text:p text:style-name="P1">Le programme vous retourne alors le resultat de l'opération : « Le résultat de la Soustraction de 5 et 4 est : 1. »</text:p>
      <text:p text:style-name="P1">Enfin, le programme vous demande si vous souhaiez réaliser une nouvelle opération. Si vous tapez « o » puis entrée, vous retournez à l'étape 1. Si vous répondez « n  », <text:s/>le programme vous dit « A bientôt ! ».</text:p>
      <text:p text:style-name="P1"/>
      <text:p text:style-name="P1">- Cas 3 : La multiplication.</text:p>
      <text:p text:style-name="P1"/>
      <text:p text:style-name="P1">Pour faire une multiplication, vous devez entrer « 3 » puis appuyer sur la touche Entrée. </text:p>
      <text:p text:style-name="P1">Le programme vous répond alors : « Vous avez choisi l'opération: Multiplication. » et vous demande ensuite de saisir le premier nombre. </text:p>
      <text:p text:style-name="P1"><text:soft-page-break/>Saisissez le premier nombre puis appuyez sur Entrée.</text:p>
      <text:p text:style-name="P1">Le programme vous demande ensuite de saisir le nombre à ajouter.</text:p>
      <text:p text:style-name="P1">Saisissez le nombre à ajouter et appuyez sur Entrée.</text:p>
      <text:p text:style-name="P1">Le programme vous retourne alors le resultat de l'opération : « Le résultat de la multiplication de 5 et 4 est : 20. »</text:p>
      <text:p text:style-name="P1">Enfin, le programme vous demande si vous souhaiez réaliser une nouvelle opération. Si vous tapez « o » puis entrée, vous retournez à l'étape 1. Si vous répondez « n  », <text:s/>le programme vous dit « A bientôt ! ».</text:p>
      <text:p text:style-name="P1"/>
      <text:p text:style-name="P1">- Cas 4 : La division.</text:p>
      <text:p text:style-name="P1"/>
      <text:p text:style-name="P1">Pour faire une division, vous devez entrer « 4 » puis appuyer sur la touche Entrée. </text:p>
      <text:p text:style-name="P1">Le programme vous répond alors : « Vous avez choisi l'opération: Division. » et vous demande ensuite de saisir le premier nombre. </text:p>
      <text:p text:style-name="P1">Saisissez le premier nombre puis appuyez sur Entrée.</text:p>
      <text:p text:style-name="P1">Le programme vous demande ensuite de saisir le nombre à ajouter.</text:p>
      <text:p text:style-name="P1">Saisissez le nombre à ajouter et appuyez sur Entrée.</text:p>
      <text:p text:style-name="P1">Le programme vous retourne alors le resultat de l'opération : « Le résultat de la division <text:s/>de 8 et 4 est : 2. »</text:p>
      <text:p text:style-name="P1">Enfin, le programme vous demande si vous souhaiez réaliser une nouvelle opération. Si vous tapez « o » puis entrée, vous retournez à l'étape 1. Si vous répondez « n  », <text:s/>le programme vous dit « A bientôt ! ».</text:p>
      <text:p text:style-name="P1"/>
      <text:p text:style-name="P1">- Cas 5 : Le carré.</text:p>
      <text:p text:style-name="P1"/>
      <text:p text:style-name="P1">Pour calculer le carré d'un nombre, vous devez entrer « 5 » puis appuyer sur la touche Entrée. </text:p>
      <text:p text:style-name="P1">Le programme vous répond alors : « Vous avez choisi l'opération: Carré. » et vous demande ensuite de saisir le nombre dont vous souhaitez calculer le carré. </text:p>
      <text:p text:style-name="P1">Saisissez le premier nombre puis appuyez sur Entrée.</text:p>
      <text:p text:style-name="P1">Le programme vous retourne alors le resultat de l'opération : « Le carré de 5 est : 25. »</text:p>
      <text:p text:style-name="P1">Enfin, le programme vous demande si vous souhaiez réaliser une nouvelle opération. Si vous tapez « o » puis entrée, vous retournez à l'étape 1. Si vous répondez « n  », <text:s/>le programme vous dit « A bientôt ! ».</text:p>
      <text:p text:style-name="P1"/>
      <text:p text:style-name="P1"/>
      <text:p text:style-name="P3">2 – LES TESTS UNITAIRES</text:p>
      <text:p text:style-name="P1"/>
      <text:p text:style-name="P1">- Pour lancer les tests unitaires: clic droit sur src/main/java/math/CalcTest.java -&gt; run as-&gt; jUnit test</text:p>
      <text:p text:style-name="P1"/>
      <text:p text:style-name="P1"/>
      <text:p text:style-name="P3"/>
      <text:p text:style-name="P3">3 – LA DOCUMENTATION</text:p>
      <text:p text:style-name="P3"/>
      <text:p text:style-name="P1">- La documentation de l'application se situe dans le repertoire /do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b Desert</meta:initial-creator>
    <meta:creation-date>2015-04-05T20:22:45</meta:creation-date>
    <dc:date>2015-04-05T20:49:01.15</dc:date>
    <dc:creator>fab Desert</dc:creator>
    <meta:editing-duration>PT10M3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2" meta:paragraph-count="55" meta:word-count="769" meta:character-count="4248"/>
  </office:meta>
</office:document-meta>
</file>